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style:font-name="Arial" fo:font-size="11pt" style:font-size-asian="11pt" style:font-size-complex="11pt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🛠️ </text:span><text:span text:style-name="Strong_20_Emphasis"><text:span text:style-name="T1">Guía de Instalación de Odoo 17 en Ubuntu (Desde la Fuente)</text:span></text:span></text:h>
      <text:p text:style-name="Text_20_body"><text:span text:style-name="Strong_20_Emphasis"><text:span text:style-name="T1">🔗 Fuente oficial:</text:span></text:span><text:span text:style-name="T1"><text:line-break/></text:span><text:a xlink:type="simple" xlink:href="https://www.odoo.com/documentation/17.0/es/administration/on_premise/source.html" text:style-name="Internet_20_link" text:visited-style-name="Visited_20_Internet_20_Link"><text:span text:style-name="T1">https://www.odoo.com/documentation/17.0/es/administration/on_premise/source.html</text:span></text:a></text:p>
      <text:h text:style-name="Heading_20_3" text:outline-level="3"><text:span text:style-name="T1">✅ 1. </text:span><text:span text:style-name="Strong_20_Emphasis"><text:span text:style-name="T1">Requisitos del Sistema</text:span></text:span></text:h>
      <text:p text:style-name="Text_20_body"><text:span text:style-name="Strong_20_Emphasis"><text:span text:style-name="T1">📍 Sección:</text:span></text:span><text:span text:style-name="T1"> </text:span><text:span text:style-name="Emphasis"><text:span text:style-name="T1">Instalación desde la fuente → Requisitos del sistema</text:span></text:span></text:p>
      <text:h text:style-name="P1" text:outline-level="4">📌 Verificar Python 3.10+</text:h>
      <text:p text:style-name="P2"><text:span text:style-name="Source_20_Text"><text:span text:style-name="T1">python3 --version</text:span></text:span></text:p>
      <text:h text:style-name="P1" text:outline-level="4">📌 Instalar Python 3.10 y librerías</text:h>
      <text:p text:style-name="Preformatted_20_Text"><text:span text:style-name="Source_20_Text"><text:span text:style-name="T1">sudo apt update</text:span></text:span></text:p>
      <text:p text:style-name="P2"><text:span text:style-name="Source_20_Text"><text:span text:style-name="T1">sudo apt install python3.10 python3.10-venv python3.10-dev</text:span></text:span></text:p>
      <text:h text:style-name="P1" text:outline-level="4">📌 Instalar PostgreSQL 12+</text:h>
      <text:p text:style-name="P2"><text:span text:style-name="Source_20_Text"><text:span text:style-name="T1">sudo apt install postgresql postgresql-client</text:span></text:span></text:p>
      <text:h text:style-name="P1" text:outline-level="4">📌 Crear usuario de PostgreSQL</text:h>
      <text:p text:style-name="Preformatted_20_Text"><text:span text:style-name="Source_20_Text"><text:span text:style-name="T1">sudo -u postgres createuser -d -R -S $USER</text:span></text:span></text:p>
      <text:p text:style-name="P2"><text:span text:style-name="Source_20_Text"><text:span text:style-name="T1">createdb $USER</text:span></text:span></text:p>
      <text:h text:style-name="Heading_20_3" text:outline-level="3"><text:span text:style-name="T1">📦 2. </text:span><text:span text:style-name="Strong_20_Emphasis"><text:span text:style-name="T1">Descargar el Código Fuente de Odoo</text:span></text:span></text:h>
      <text:p text:style-name="Text_20_body"><text:span text:style-name="Strong_20_Emphasis"><text:span text:style-name="T1">📍 Sección:</text:span></text:span><text:span text:style-name="T1"> </text:span><text:span text:style-name="Emphasis"><text:span text:style-name="T1">Instalación desde la fuente → Obtener el código fuente de Odoo</text:span></text:span></text:p>
      <text:h text:style-name="P1" text:outline-level="4">📌 Clonar el repositorio oficial</text:h>
      <text:p text:style-name="Preformatted_20_Text"><text:span text:style-name="Source_20_Text"><text:span text:style-name="T1">git clone https://www.github.com/odoo/odoo --depth 1 --branch 17.0 odoo</text:span></text:span></text:p>
      <text:p text:style-name="P2"><text:span text:style-name="Source_20_Text"><text:span text:style-name="T1">cd odoo</text:span></text:span></text:p>
      <text:h text:style-name="Heading_20_3" text:outline-level="3"><text:span text:style-name="T1">📚 3. </text:span><text:span text:style-name="Strong_20_Emphasis"><text:span text:style-name="T1">Instalar Dependencias</text:span></text:span></text:h>
      <text:p text:style-name="Text_20_body"><text:span text:style-name="Strong_20_Emphasis"><text:span text:style-name="T1">📍 Sección:</text:span></text:span><text:span text:style-name="T1"> </text:span><text:span text:style-name="Emphasis"><text:span text:style-name="T1">Instalación desde la fuente → Dependencias del sistema</text:span></text:span></text:p>
      <text:h text:style-name="P1" text:outline-level="4">📌 Instalar paquetes del sistema</text:h>
      <text:p text:style-name="P2"><text:span text:style-name="Source_20_Text"><text:span text:style-name="T1">sudo apt install python3-pip libldap2-dev libpq-dev libsasl2-dev</text:span></text:span></text:p>
      <text:h text:style-name="P1" text:outline-level="4">📌 Instalar paquetes de Python</text:h>
      <text:p text:style-name="Preformatted_20_Text"><text:span text:style-name="Source_20_Text"><text:span text:style-name="T1">pip3 install setuptools wheel</text:span></text:span></text:p>
      <text:p text:style-name="P2"><text:span text:style-name="Source_20_Text"><text:span text:style-name="T1">pip3 install -r requirements.txt</text:span></text:span></text:p>
      <text:h text:style-name="Heading_20_3" text:outline-level="3"><text:span text:style-name="T1">🚀 4. </text:span><text:span text:style-name="Strong_20_Emphasis"><text:span text:style-name="T1">Ejecutar el Servidor</text:span></text:span></text:h>
      <text:p text:style-name="Text_20_body"><text:span text:style-name="Strong_20_Emphasis"><text:span text:style-name="T1">📍 Sección:</text:span></text:span><text:span text:style-name="T1"> </text:span><text:span text:style-name="Emphasis"><text:span text:style-name="T1">Instalación desde la fuente → Ejecutar Odoo</text:span></text:span></text:p>
      <text:h text:style-name="P1" text:outline-level="4">📌 Iniciar Odoo</text:h>
      <text:p text:style-name="P2"><text:span text:style-name="Source_20_Text"><text:span text:style-name="T1">./odoo-bin</text:span></text:span></text:p>
      <text:p text:style-name="Text_20_body"><text:span text:style-name="T1">📝 </text:span><text:span text:style-name="Strong_20_Emphasis"><text:span text:style-name="T1">Recomendación:</text:span></text:span><text:span text:style-name="T1"> Si necesitas agregar módulos personalizados, edita el archivo de configuración (</text:span><text:span text:style-name="Source_20_Text"><text:span text:style-name="T1">odoo.conf</text:span></text:span><text:span text:style-name="T1">) o usa el parámetro </text:span><text:span text:style-name="Source_20_Text"><text:span text:style-name="T1">--addons-path</text:span>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1.29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21:26:48.569617726</meta:creation-date>
    <dc:date>2025-04-25T16:16:54.126000000</dc:date>
    <meta:editing-duration>PT3M15S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31" meta:word-count="191" meta:character-count="1292" meta:non-whitespace-character-count="1136"/>
  </office:meta>
</office:document-meta>
</file>